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list-style-name="WWNum5"/>
    <style:style style:name="P3" style:family="paragraph" style:parent-style-name="List_20_Paragraph" style:list-style-name="WWNum6"/>
    <style:style style:name="P4" style:family="paragraph" style:parent-style-name="List_20_Paragraph" style:list-style-name="WWNum7"/>
    <style:style style:name="P5" style:family="paragraph" style:parent-style-name="List_20_Paragraph" style:list-style-name="WWNum8"/>
    <style:style style:name="P6" style:family="paragraph" style:parent-style-name="List_20_Paragraph" style:list-style-name="WWNum9"/>
    <style:style style:name="P7" style:family="paragraph" style:parent-style-name="List_20_Paragraph" style:list-style-name="WWNum10"/>
    <style:style style:name="P8" style:family="paragraph" style:parent-style-name="List_20_Paragraph" style:list-style-name="WWNum11"/>
    <style:style style:name="P9" style:family="paragraph" style:parent-style-name="List_20_Paragraph">
      <style:paragraph-properties fo:margin-left="1.27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_20__28_user_29_">
      <style:paragraph-properties fo:text-align="start" style:justify-single-word="false"/>
    </style:style>
    <style:style style:name="P11" style:family="paragraph" style:parent-style-name="Standard_20__28_user_29_">
      <style:paragraph-properties fo:text-align="center" style:justify-single-word="false"/>
    </style:style>
    <style:style style:name="P12" style:family="paragraph" style:parent-style-name="Standard_20__28_user_29_">
      <style:paragraph-properties fo:text-align="center" style:justify-single-word="false" fo:break-before="page"/>
    </style:style>
    <style:style style:name="P13" style:family="paragraph" style:parent-style-name="Standard_20__28_user_29_" style:master-page-name="First_20_Page">
      <style:paragraph-properties fo:text-align="center" style:justify-single-word="false" style:page-number="auto"/>
    </style:style>
    <style:style style:name="P14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5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6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8" style:family="paragraph" style:parent-style-name="Standard_20__28_user_29_">
      <style:text-properties style:font-name="Times New Roman" fo:font-size="14pt" fo:font-weight="bold" officeooo:rsid="001fa851" officeooo:paragraph-rsid="001fa851" style:font-size-asian="14pt" style:font-weight-asian="bold" style:font-name-complex="Times New Roman1" style:font-size-complex="14pt"/>
    </style:style>
    <style:style style:name="P19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language="en" fo:country="US" fo:font-weight="bold" officeooo:rsid="001fa851" officeooo:paragraph-rsid="001fa851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_20__28_user_29_">
      <style:text-properties style:font-name="Times New Roman" fo:font-size="14pt" fo:font-weight="normal" officeooo:rsid="001fa851" officeooo:paragraph-rsid="001fa851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weight="bold" style:font-name-asian="SimSun" style:font-weight-asian="bold" style:font-name-complex="Times New Roman1" style:font-size-complex="11pt" style:font-weight-complex="bold"/>
    </style:style>
    <style:style style:name="P24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bold" style:font-weight-asian="bold" style:font-name-complex="Times New Roman1" style:font-size-complex="11pt"/>
    </style:style>
    <style:style style:name="P25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26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style:font-name-complex="Times New Roman1"/>
    </style:style>
    <style:style style:name="P27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31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32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33" style:family="paragraph" style:parent-style-name="Standard_20__28_user_29_">
      <style:paragraph-properties fo:margin-left="0cm" fo:margin-right="0cm" fo:text-indent="0cm" style:auto-text-indent="false"/>
    </style:style>
    <style:style style:name="P34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</style:style>
    <style:style style:name="P35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</style:style>
    <style:style style:name="P36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officeooo:paragraph-rsid="001c005d"/>
    </style:style>
    <style:style style:name="P37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8" style:family="paragraph" style:parent-style-name="Standard_20__28_user_29_">
      <style:paragraph-properties fo:line-height="150%" fo:text-align="center" style:justify-single-word="false"/>
    </style:style>
    <style:style style:name="P39" style:family="paragraph" style:parent-style-name="Standard_20__28_user_29_">
      <style:paragraph-properties fo:margin-top="0cm" fo:margin-bottom="0.282cm" style:contextual-spacing="false" fo:line-height="150%" fo:text-align="center" style:justify-single-word="false"/>
    </style:style>
    <style:style style:name="P40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</style:style>
    <style:style style:name="P41" style:family="paragraph" style:parent-style-name="Standard_20__28_user_29_" style:list-style-name="WWNum3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42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43" style:family="paragraph" style:parent-style-name="Standard_20__28_user_29_">
      <style:paragraph-properties fo:line-height="150%" fo:text-align="start" style:justify-single-word="false"/>
    </style:style>
    <style:style style:name="P44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officeooo:rsid="001c005d" officeooo:paragraph-rsid="001c005d"/>
    </style:style>
    <style:style style:name="P45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font-weight="bold" officeooo:rsid="001fa851" officeooo:paragraph-rsid="001fa851" style:font-weight-asian="bold" style:font-weight-complex="bold"/>
    </style:style>
    <style:style style:name="P46" style:family="paragraph" style:parent-style-name="Standard_20__28_user_29_">
      <style:paragraph-properties fo:text-align="start" style:justify-single-word="false"/>
      <style:text-properties fo:font-weight="normal" officeooo:paragraph-rsid="001fa851" style:font-weight-asian="normal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fa85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style:font-name-asian="SimSun" style:font-name-complex="Times New Roman1" style:font-size-complex="11pt"/>
    </style:style>
    <style:style style:name="T11" style:family="text">
      <style:text-properties style:font-name="Times New Roman" style:font-name-complex="Times New Roman1" style:font-size-complex="11pt"/>
    </style:style>
    <style:style style:name="T12" style:family="text">
      <style:text-properties style:font-name="Times New Roman" officeooo:rsid="001a6ed2" style:font-name-complex="Times New Roman1" style:font-size-complex="11pt"/>
    </style:style>
    <style:style style:name="T13" style:family="text">
      <style:text-properties style:font-name="Times New Roman" officeooo:rsid="001cad34" style:font-name-complex="Times New Roman1" style:font-size-complex="11pt"/>
    </style:style>
    <style:style style:name="T14" style:family="text">
      <style:text-properties style:font-name="Times New Roman" officeooo:rsid="001c005d" style:font-name-complex="Times New Roman1" style:font-size-complex="11pt"/>
    </style:style>
    <style:style style:name="T15" style:family="text">
      <style:text-properties style:font-name="Times New Roman" fo:language="en" fo:country="US" style:font-name-complex="Times New Roman1"/>
    </style:style>
    <style:style style:name="T16" style:family="text">
      <style:text-properties style:font-name="Times New Roman" fo:language="en" fo:country="US" style:font-name-complex="Times New Roman1" style:font-weight-complex="bold"/>
    </style:style>
    <style:style style:name="T17" style:family="text">
      <style:text-properties style:font-name="Times New Roman" fo:font-size="11pt" fo:language="en" fo:country="US" fo:font-weight="normal" style:font-size-asian="11pt" style:font-weight-asian="normal" style:font-name-complex="Times New Roman1" style:font-size-complex="11pt" style:font-weight-complex="bold"/>
    </style:style>
    <style:style style:name="T18" style:family="text">
      <style:text-properties style:font-name="Times New Roman" fo:font-size="11pt" fo:language="en" fo:country="US" fo:font-weight="normal" officeooo:rsid="001fa851" style:font-size-asian="11pt" style:font-weight-asian="normal" style:font-name-complex="Times New Roman1" style:font-size-complex="11pt" style:font-weight-complex="bold"/>
    </style:style>
    <style:style style:name="T19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0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1" style:family="text">
      <style:text-properties fo:color="#000000" loext:opacity="100%" style:font-name="Times New Roman" fo:font-size="14pt" fo:language="ru" fo:country="RU" officeooo:rsid="0018dd15" style:font-name-asian="Times New Roman1" style:font-size-asian="14pt" style:font-name-complex="Times New Roman1" style:font-size-complex="14pt"/>
    </style:style>
    <style:style style:name="T22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3" style:family="text">
      <style:text-properties fo:color="#000000" loext:opacity="100%" style:font-name="Times New Roman" fo:font-size="14pt" fo:language="en" fo:country="US" officeooo:rsid="0018dd15" style:font-name-asian="Times New Roman1" style:font-size-asian="14pt" style:font-name-complex="Times New Roman1" style:font-size-complex="14pt"/>
    </style:style>
    <style:style style:name="T24" style:family="text">
      <style:text-properties fo:color="#000000" loext:opacity="100%"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T25" style:family="text">
      <style:text-properties fo:language="en" fo:country="US"/>
    </style:style>
    <style:style style:name="T26" style:family="text">
      <style:text-properties officeooo:rsid="001a6ed2"/>
    </style:style>
    <style:style style:name="T27" style:family="text">
      <style:text-properties officeooo:rsid="001fa851"/>
    </style:style>
    <style:style style:name="T28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Московский Авиационный Институт</text:span></text:p>
      <text:p text:style-name="P11"><text:span text:style-name="T1">(Национальный Исследовательский Университет)</text:span></text:p>
      <text:p text:style-name="P11"><text:span text:style-name="T1">Факультет информационных технологий и прикладной математики</text:span></text:p>
      <text:p text:style-name="P11"><text:span text:style-name="T1">Кафедра вычислительной математики и программирования</text:span></text:p>
      <text:p text:style-name="P14"/>
      <text:p text:style-name="P14"/>
      <text:p text:style-name="P11"><text:span text:style-name="T2">Лабораторная работа № 2 по курсу</text:span></text:p>
      <text:p text:style-name="P11"><text:span text:style-name="T3">«Операционные системы»</text:span></text:p>
      <text:p text:style-name="P16"/>
      <text:p text:style-name="P11"/>
      <text:p text:style-name="P15"/>
      <text:p text:style-name="P14"/>
      <text:p text:style-name="P1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30"><text:span text:style-name="T19">Студент: </text:span><text:span text:style-name="T21">Тулин Иван Денисович</text:span></text:p>
      <text:p text:style-name="P31"><text:span text:style-name="T19">Группа: </text:span><text:span text:style-name="T22">М8О-</text:span><text:span text:style-name="T20">201Б</text:span><text:span text:style-name="T22">-21</text:span></text:p>
      <text:p text:style-name="P31"><text:span text:style-name="T19">Вариант: </text:span><text:span text:style-name="T22"><text:s text:c="4"/></text:span></text:p>
      <text:p text:style-name="P30"><text:span text:style-name="T19">Преподаватель Миронов Евгений Сергеевич</text:span></text:p>
      <text:p text:style-name="P30"><text:span text:style-name="T19">Оценка: ___________</text:span></text:p>
      <text:p text:style-name="P30"><text:span text:style-name="T19">Дата: ___________</text:span></text:p>
      <text:p text:style-name="P30"><text:span text:style-name="T19">Подпись: ___________</text:span></text:p>
      <text:p text:style-name="P29"/>
      <text:p text:style-name="P29"/>
      <text:p text:style-name="P32"><text:span text:style-name="T19">Москва, 202</text:span><text:span text:style-name="T23">2</text:span></text:p>
      <text:p text:style-name="P20"/>
      <text:p text:style-name="P11"><text:soft-page-break/><text:span text:style-name="T2">Содержание</text:span></text:p>
      <text:list xml:id="list3708083654" text:style-name="WWNum5">
        <text:list-item text:start-value="1">
          <text:p text:style-name="P2"><text:span text:style-name="T1">Репозиторий</text:span></text:p>
        </text:list-item>
        <text:list-item text:style-override="WWNum6">
          <text:p text:style-name="P3"><text:span text:style-name="T1">Постановка задачи</text:span></text:p>
        </text:list-item>
        <text:list-item text:style-override="WWNum7">
          <text:p text:style-name="P4"><text:span text:style-name="T1">Общие сведения о программе</text:span></text:p>
        </text:list-item>
        <text:list-item text:style-override="WWNum8">
          <text:p text:style-name="P5"><text:span text:style-name="T1">Общий метод и алгоритм решения</text:span></text:p>
        </text:list-item>
        <text:list-item text:style-override="WWNum9">
          <text:p text:style-name="P6"><text:span text:style-name="T1">Исходный код</text:span></text:p>
        </text:list-item>
        <text:list-item text:style-override="WWNum10">
          <text:p text:style-name="P7"><text:span text:style-name="T1">Демонстрация работы программы</text:span></text:p>
        </text:list-item>
        <text:list-item text:style-override="WWNum11">
          <text:p text:style-name="P8"><text:span text:style-name="T1">Выводы</text:span></text:p>
        </text:list-item>
      </text:list>
      <text:p text:style-name="P9"/>
      <text:p text:style-name="P12"><text:span text:style-name="T2">Репозиторий</text:span></text:p>
      <text:p text:style-name="P33"><text:span text:style-name="T8">https://github.com/YusayuSharingan/Opsys-labs/tree/main/lab2</text:span></text:p>
      <text:p text:style-name="P11"><text:span text:style-name="T2">Постановка задачи</text:span></text:p>
      <text:h text:style-name="P34" text:outline-level="2"><text:span text:style-name="T24">Цель работы</text:span></text:h>
      <text:h text:style-name="P34" text:outline-level="2"><text:span text:style-name="T10">Научиться создавать процессы и взаимодействовать с ними через pipe</text:span></text:h>
      <text:h text:style-name="P23" text:outline-level="2"/>
      <text:h text:style-name="P34" text:outline-level="2"><text:span text:style-name="T6">Задание</text:span></text:h>
      <text:h text:style-name="P19" text:outline-level="2"/>
      <text:p text:style-name="P25"/>
      <text:p text:style-name="P35">Родительский процесс создает дочерний процесс. Первой строчкой пользователь в консоль родительского процесса вводит имя файла, которое будет использовано для открытия файла с таким именем на чтение. Стандартный поток ввода дочернего процесса переопределяется открытым файлом. Дочерний процесс читает команды из стандартного потока ввода. Стандартный поток вывода дочернего процесса перенаправляется в pipe1. Родительский процесс читает из pipe1 и прочитанное выводит в свой стандартный поток вывода. Родительский и дочерний процесс должны быть представлены разными программами</text:p>
      <text:p text:style-name="P35"/>
      <text:p text:style-name="P35">10 вариант) В файле записаны команды вида: «число&lt;<text:span text:style-name="T26">endline</text:span>&gt;». Дочерний процесс производит проверку этого числа на простоту. Если число составное, то дочерний процесс пишет это число в стандартный поток вывода. Если число отрицательное или простое, то тогда дочерний и родительский процессы завершаются. Количество чисел может быть произвольным.</text:p>
      <text:p text:style-name="P25"/>
      <text:p text:style-name="P37"><text:span text:style-name="T2">Общие сведения о программе</text:span></text:p>
      <text:p text:style-name="P40"><text:span text:style-name="T11">Программа компилируется из файла </text:span><text:span text:style-name="T12">parent</text:span><text:span text:style-name="T11">.cpp. Также подключаются файлы child.cpp <text:s/>через execl в качестве отдельной программы.</text:span></text:p>
      <text:list xml:id="list3560545116" text:style-name="WWNum3">
        <text:list-item>
          <text:p text:style-name="P41"><text:span text:style-name="T16">pipe() – создает связь между памятью процессов</text:span></text:p>
        </text:list-item>
        <text:list-item>
          <text:p text:style-name="P41"><text:span text:style-name="T16">fork() – создает второй процесс</text:span></text:p>
        </text:list-item>
        <text:list-item>
          <text:p text:style-name="P41"><text:span text:style-name="T16">dup2() – копирует old_file_descriptor в new_file_descriptor.</text:span></text:p>
        </text:list-item>
      </text:list>
      <text:p text:style-name="P17"/>
      <text:p text:style-name="P17"/>
      <text:p text:style-name="P17"/>
      <text:p text:style-name="P37"><text:soft-page-break/><text:span text:style-name="T2">Общий метод и алгоритм решения</text:span></text:p>
      <text:p text:style-name="P44"><text:span text:style-name="T11">Получаем в родительском процессе имя входного файла </text:span><text:span text:style-name="T13">и создаем pipe.</text:span></text:p>
      <text:p text:style-name="P36"><text:span text:style-name="T14">Создаем дочерний процесс и заменяем его стандартный поток ввода дескриптором входного файла, </text:span><text:span text:style-name="T13">заменяем образ дочернего процесса через execl, обрабатываем данные и через pipe возвращаем ответ в родительский процесс.</text:span></text:p>
      <text:p text:style-name="P24"/>
      <text:p text:style-name="P37"><text:span text:style-name="T2">Исходный</text:span><text:span text:style-name="T9"> </text:span><text:span text:style-name="T2">код</text:span></text:p>
      <text:p text:style-name="P21">parent.cpp</text:p>
      <text:p text:style-name="P42">#include &lt;stdio.h&gt;</text:p>
      <text:p text:style-name="P42">#include &lt;stdlib.h&gt;</text:p>
      <text:p text:style-name="P42">#include &lt;unistd.h&gt;</text:p>
      <text:p text:style-name="P42">#include &lt;vector&gt;</text:p>
      <text:p text:style-name="P42">#include "checkers.h"</text:p>
      <text:p text:style-name="P42">#include "parent.h"</text:p>
      <text:p text:style-name="P42"/>
      <text:p text:style-name="P42"/>
      <text:p text:style-name="P42">std::vector &lt;int&gt; ParentRoutine(char child[], char filename[]){</text:p>
      <text:p text:style-name="P42"><text:s text:c="4"/>std::vector &lt;int&gt; output = {};</text:p>
      <text:p text:style-name="P42"/>
      <text:p text:style-name="P42"><text:s text:c="4"/>int fd[2];</text:p>
      <text:p text:style-name="P42"><text:s text:c="4"/>CreatePipe(fd);</text:p>
      <text:p text:style-name="P42"/>
      <text:p text:style-name="P42"><text:s text:c="4"/>int pid = fork();</text:p>
      <text:p text:style-name="P42"><text:s text:c="4"/>if (pid == ERROR){ <text:s text:c="13"/>// fork error check</text:p>
      <text:p text:style-name="P42"><text:s text:c="8"/>ForkError();</text:p>
      <text:p text:style-name="P42"><text:s text:c="4"/>} else if (pid == CHILD_ID) { <text:s/>// for child process</text:p>
      <text:p text:style-name="P42"><text:s text:c="8"/>close(fd[0]);</text:p>
      <text:p text:style-name="P42"><text:s text:c="8"/>FILE *fi;</text:p>
      <text:p text:style-name="P42"><text:s text:c="8"/>if (!(fi = freopen(filename, "r", stdin))){</text:p>
      <text:p text:style-name="P42"><text:s text:c="12"/>FileError();</text:p>
      <text:p text:style-name="P42"><text:s text:c="8"/>}</text:p>
      <text:p text:style-name="P42"><text:s text:c="8"/>MakeDup2(fd[1], STDOUT_FILENO);</text:p>
      <text:p text:style-name="P42"><text:s text:c="8"/>if (execl(child, child, NULL) == ERROR){</text:p>
      <text:p text:style-name="P42"><text:s text:c="12"/>ExecError();</text:p>
      <text:p text:style-name="P42"><text:s text:c="8"/>}</text:p>
      <text:p text:style-name="P42"><text:s text:c="4"/>} else { <text:s text:c="19"/>// for parent process</text:p>
      <text:p text:style-name="P42"><text:soft-page-break/><text:s text:c="8"/>close(fd[1]);</text:p>
      <text:p text:style-name="P42"><text:s text:c="8"/>int result;</text:p>
      <text:p text:style-name="P42"><text:s text:c="8"/>while(read(fd[0], &amp;result, sizeof(int)) != STOP_SIG){</text:p>
      <text:p text:style-name="P42"><text:s text:c="12"/>if (result == BREAKER){</text:p>
      <text:p text:style-name="P42"><text:s text:c="16"/>return output;</text:p>
      <text:p text:style-name="P42"><text:s text:c="12"/>}</text:p>
      <text:p text:style-name="P42"><text:s text:c="12"/>output.push_back(result);</text:p>
      <text:p text:style-name="P42"><text:s text:c="8"/>}</text:p>
      <text:p text:style-name="P42"><text:s text:c="4"/>}</text:p>
      <text:p text:style-name="P42"><text:s text:c="4"/>return output;</text:p>
      <text:p text:style-name="P42">}</text:p>
      <text:p text:style-name="P45">checkers.cpp</text:p>
      <text:p text:style-name="P42">#include &lt;stdio.h&gt;</text:p>
      <text:p text:style-name="P42">#include &lt;stdlib.h&gt;</text:p>
      <text:p text:style-name="P42">#include &lt;unistd.h&gt;</text:p>
      <text:p text:style-name="P42">#include "checkers.h"</text:p>
      <text:p text:style-name="P42"/>
      <text:p text:style-name="P42"/>
      <text:p text:style-name="P42">void CreatePipe(int fd[]) {</text:p>
      <text:p text:style-name="P42"><text:s text:c="4"/>if (pipe(fd) != 0) {</text:p>
      <text:p text:style-name="P42"><text:s text:c="8"/>printf("Error: couldn't create pipe\n");</text:p>
      <text:p text:style-name="P42"><text:s text:c="8"/>exit(EXIT_FAILURE);</text:p>
      <text:p text:style-name="P42"><text:s text:c="4"/>}</text:p>
      <text:p text:style-name="P42">}</text:p>
      <text:p text:style-name="P42"/>
      <text:p text:style-name="P42">void ForkError() {</text:p>
      <text:p text:style-name="P42"><text:s text:c="4"/>printf("Error: could't create new process\n");</text:p>
      <text:p text:style-name="P42"><text:s text:c="4"/>exit(EXIT_FAILURE);</text:p>
      <text:p text:style-name="P42">}</text:p>
      <text:p text:style-name="P42"/>
      <text:p text:style-name="P42">void FileError(){</text:p>
      <text:p text:style-name="P42"><text:s text:c="4"/>printf("Error: couldn't open file\n");</text:p>
      <text:p text:style-name="P42"><text:s text:c="4"/>exit(EXIT_FAILURE);</text:p>
      <text:p text:style-name="P42">}</text:p>
      <text:p text:style-name="P42"/>
      <text:p text:style-name="P42">void MakeDup2(int oldFd, int newFd) {</text:p>
      <text:p text:style-name="P42"><text:s text:c="4"/>if (dup2(oldFd, newFd) == ERROR) {</text:p>
      <text:p text:style-name="P42"><text:s text:c="8"/>printf("Error: couldn't change child stdin\n");</text:p>
      <text:p text:style-name="P42"><text:soft-page-break/><text:s text:c="8"/>exit(EXIT_FAILURE);</text:p>
      <text:p text:style-name="P42"><text:s text:c="4"/>}</text:p>
      <text:p text:style-name="P42">}</text:p>
      <text:p text:style-name="P42"/>
      <text:p text:style-name="P42">void ExecError(){</text:p>
      <text:p text:style-name="P42"><text:s text:c="4"/>printf("Error: couldn't execute child program");</text:p>
      <text:p text:style-name="P42"><text:s text:c="4"/>exit(EXIT_FAILURE);</text:p>
      <text:p text:style-name="P42"/>
      <text:p text:style-name="P42">}</text:p>
      <text:p text:style-name="P45">child.cpp</text:p>
      <text:p text:style-name="P26">#include &lt;stdio.h&gt;</text:p>
      <text:p text:style-name="P26">#include &lt;stdlib.h&gt;</text:p>
      <text:p text:style-name="P26">#include &lt;unistd.h&gt;</text:p>
      <text:p text:style-name="P26">#include "functions.h"</text:p>
      <text:p text:style-name="P26"/>
      <text:p text:style-name="P26"/>
      <text:p text:style-name="P26">int main(){</text:p>
      <text:p text:style-name="P26"><text:s text:c="4"/>char number[32];</text:p>
      <text:p text:style-name="P26"><text:s text:c="4"/>while (scanf("%s", number) != STOP_SIG){</text:p>
      <text:p text:style-name="P26"><text:s text:c="8"/>int n = GetNumber(number);</text:p>
      <text:p text:style-name="P26"><text:s text:c="8"/>if (n &lt; 0){</text:p>
      <text:p text:style-name="P26"><text:s text:c="12"/>write(STDOUT_FILENO, &amp;NEGATIVE, sizeof(int));</text:p>
      <text:p text:style-name="P26"><text:s text:c="12"/>exit(EXIT_FAILURE);</text:p>
      <text:p text:style-name="P26"><text:s text:c="8"/>} else if (IsPrime(n)){</text:p>
      <text:p text:style-name="P26"><text:s text:c="12"/>write(STDOUT_FILENO, &amp;NEGATIVE, sizeof(int));</text:p>
      <text:p text:style-name="P26"><text:s text:c="12"/>exit(EXIT_FAILURE);</text:p>
      <text:p text:style-name="P26"><text:s text:c="8"/>} else {</text:p>
      <text:p text:style-name="P26"><text:s text:c="12"/>write(STDOUT_FILENO, &amp;n, sizeof(int));</text:p>
      <text:p text:style-name="P26"><text:s text:c="8"/>}</text:p>
      <text:p text:style-name="P26"><text:s text:c="4"/>}</text:p>
      <text:p text:style-name="P26"><text:s text:c="4"/>return 0;</text:p>
      <text:p text:style-name="P26">}</text:p>
      <text:p text:style-name="P26"/>
      <text:p text:style-name="P18">functions.cpp</text:p>
      <text:p text:style-name="P22">#include "functions.h"</text:p>
      <text:p text:style-name="P22"/>
      <text:p text:style-name="P22">int GetNumber(char* s){</text:p>
      <text:p text:style-name="P22"><text:soft-page-break/><text:s text:c="4"/>int code = ZERO;</text:p>
      <text:p text:style-name="P22"><text:s text:c="4"/>int cntr = 0;</text:p>
      <text:p text:style-name="P22"><text:s text:c="4"/>if (s[cntr] - MINUS == 0){</text:p>
      <text:p text:style-name="P22"><text:s text:c="8"/>return -1;</text:p>
      <text:p text:style-name="P22"><text:s text:c="4"/>}</text:p>
      <text:p text:style-name="P22"><text:s text:c="4"/>int sum = 0;</text:p>
      <text:p text:style-name="P22"><text:s text:c="4"/>while (s[cntr] != EOS){</text:p>
      <text:p text:style-name="P22"><text:s text:c="8"/>code = s[cntr] - ZERO;</text:p>
      <text:p text:style-name="P22"><text:s text:c="8"/>if(code &lt; 0 || code &gt; 9){</text:p>
      <text:p text:style-name="P22"><text:s text:c="12"/>break;</text:p>
      <text:p text:style-name="P22"><text:s text:c="8"/>} </text:p>
      <text:p text:style-name="P22"><text:s text:c="8"/>sum = sum*10 + code;</text:p>
      <text:p text:style-name="P22"><text:s text:c="8"/>cntr++;</text:p>
      <text:p text:style-name="P22"><text:s text:c="4"/>}</text:p>
      <text:p text:style-name="P22"><text:s text:c="4"/>return sum;</text:p>
      <text:p text:style-name="P22">}</text:p>
      <text:p text:style-name="P22"/>
      <text:p text:style-name="P22"/>
      <text:p text:style-name="P22">int IsPrime(int num){</text:p>
      <text:p text:style-name="P22"><text:s text:c="4"/>if (num % 2 == 0){</text:p>
      <text:p text:style-name="P22"><text:s text:c="8"/>return num == 2;</text:p>
      <text:p text:style-name="P22"><text:s text:c="4"/>}</text:p>
      <text:p text:style-name="P22"><text:s text:c="4"/>int div = 3;</text:p>
      <text:p text:style-name="P22"><text:s text:c="4"/>while (div * div &lt;= num &amp;&amp; num % div != 0){</text:p>
      <text:p text:style-name="P22"><text:s text:c="8"/>div += 2;</text:p>
      <text:p text:style-name="P22"><text:s text:c="4"/>}</text:p>
      <text:p text:style-name="P22"><text:s text:c="4"/>return div * div &gt; num;</text:p>
      <text:p text:style-name="P22">}</text:p>
      <text:p text:style-name="P11"><text:span text:style-name="T2"/></text:p>
      <text:p text:style-name="P11"><text:span text:style-name="T2"/></text:p>
      <text:p text:style-name="P11"><text:soft-page-break/><text:span text:style-name="T2">Демонстрация работы программы</text:span></text:p>
      <text:p text:style-name="P16"/>
      <text:p text:style-name="P46">yorokobeshounen@YS:~/Рабочий стол/OpSys/lab2/build$ cat input1.txt </text:p>
      <text:p text:style-name="P46">4</text:p>
      <text:p text:style-name="P46">-3 </text:p>
      <text:p text:style-name="P46">22</text:p>
      <text:p text:style-name="P46">12 </text:p>
      <text:p text:style-name="P46">46 </text:p>
      <text:p text:style-name="P46">89 </text:p>
      <text:p text:style-name="P46">91 </text:p>
      <text:p text:style-name="P46">42 </text:p>
      <text:p text:style-name="P46">12 </text:p>
      <text:p text:style-name="P46">68 </text:p>
      <text:p text:style-name="P46">55 </text:p>
      <text:p text:style-name="P46">-22 </text:p>
      <text:p text:style-name="P46">1</text:p>
      <text:p text:style-name="P46">yorokobeshounen@YS:~/Рабочий стол/OpSys/lab2/build$ ./lab2 </text:p>
      <text:p text:style-name="P46">Input name of file</text:p>
      <text:p text:style-name="P46">input1.txt</text:p>
      <text:p text:style-name="P46">4 </text:p>
      <text:p text:style-name="P38"><text:span text:style-name="T2">Выводы</text:span></text:p>
      <text:p text:style-name="P39"><text:span text:style-name="T17">С помощью с и с++ можно создавать процессы, которые значительно ускоряют работу программы. Связь между ними можно осуществить с помощью pipe(так называемой труб</text:span><text:span text:style-name="T18">ы</text:span><text:span text:style-name="T17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_20__28_user_29_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Standard_20__28_user_29_" style:display-name="Standard (user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class="extra"/>
    <style:style style:name="Head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class="extra"/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weight="bold" style:font-weight-asian="bold"/>
    </style:style>
    <style:style style:name="keyword2_5f_bash" style:display-name="keyword2_bash" style:family="text">
      <style:text-properties fo:color="#7a0874" loext:opacity="100%" fo:font-weight="bold" style:font-weight-asian="bold"/>
    </style:style>
    <style:style style:name="symbol0_5f_bash" style:display-name="symbol0_bash" style:family="text">
      <style:text-properties fo:color="#000000" loext:opacity="100%" fo:font-weight="bold" style:font-weight-asian="bold"/>
    </style:style>
    <style:style style:name="comment0_5f_c" style:display-name="comment0_c" style:family="text">
      <style:text-properties fo:color="#339933" loext:opacity="100%"/>
    </style:style>
    <style:style style:name="number_5f_c" style:display-name="number_c" style:family="text">
      <style:text-properties fo:color="#0000dd" loext:opacity="100%"/>
    </style:style>
    <style:style style:name="keyword0_5f_c" style:display-name="keyword0_c" style:family="text">
      <style:text-properties fo:color="#b1b100" loext:opacity="100%"/>
    </style:style>
    <style:style style:name="keyword3_5f_c" style:display-name="keyword3_c" style:family="text">
      <style:text-properties fo:color="#993333" loext:opacity="100%"/>
    </style:style>
    <style:style style:name="symbol0_5f_c" style:display-name="symbol0_c" style:family="text">
      <style:text-properties fo:color="#339933" loext:opacity="100%"/>
    </style:style>
    <style:style style:name="string_5f_c" style:display-name="string_c" style:family="text">
      <style:text-properties fo:color="#ff0000" loext:opacity="100%"/>
    </style:style>
    <style:style style:name="escaped_5f_c" style:display-name="escaped_c" style:family="text">
      <style:text-properties fo:color="#000099" loext:opacity="100%" fo:font-weight="bold" style:font-weight-asian="bold"/>
    </style:style>
    <style:style style:name="keyword2_5f_c" style:display-name="keyword2_c" style:family="text">
      <style:text-properties fo:color="#000066" loext:opacity="100%"/>
    </style:style>
    <style:style style:name="keyword1_5f_c" style:display-name="keyword1_c" style:family="text">
      <style:text-properties fo:color="#000000" loext:opacity="100%" fo:font-weight="bold" style:font-weight-asian="bold"/>
    </style:style>
    <style:style style:name="regexp4_5f_bash" style:display-name="regexp4_bash" style:family="text">
      <style:text-properties fo:color="#660033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8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ru-RU</dc:language>
    <dc:date>2023-04-18T20:54:51.823702734</dc:date>
    <meta:editing-cycles>19</meta:editing-cycles>
    <meta:editing-duration>PT49M4S</meta:editing-duration>
    <meta:generator>LibreOffice/7.3.7.2$Linux_X86_64 LibreOffice_project/30$Build-2</meta:generator>
    <meta:document-statistic meta:table-count="0" meta:image-count="0" meta:object-count="0" meta:page-count="8" meta:paragraph-count="176" meta:word-count="657" meta:character-count="5306" meta:non-whitespace-character-count="425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